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3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0.0.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GTX460</text:p>
          </table:table-cell>
          <table:covered-table-cell/>
          <table:table-cell table:style-name="ce1" office:value-type="string" table:number-columns-spanned="2" table:number-rows-spanned="1">
            <text:p>GT220</text:p>
          </table:table-cell>
          <table:covered-table-cell/>
          <table:table-cell table:style-name="ce1" office:value-type="string" table:number-columns-spanned="2" table:number-rows-spanned="1">
            <text:p>Octave</text:p>
          </table:table-cell>
          <table:covered-table-cell/>
          <table:table-cell table:style-name="ce1" office:value-type="string" table:number-columns-spanned="2" table:number-rows-spanned="1">
            <text:p>Matlab</text:p>
          </table:table-cell>
          <table:covered-table-cell/>
          <table:table-cell table:style-name="ce1" office:value-type="string" table:number-columns-spanned="2" table:number-rows-spanned="1">
            <text:p>GTX460 v0.0.2</text:p>
          </table:table-cell>
          <table:covered-table-cell/>
          <table:table-cell table:style-name="ce1" office:value-type="string" table:number-columns-spanned="2" table:number-rows-spanned="1">
            <text:p>GTX460 v0.0.3</text:p>
          </table:table-cell>
          <table:covered-table-cell/>
          <table:table-cell table:style-name="ce1" office:value-type="string" table:number-columns-spanned="2" table:number-rows-spanned="1">
            <text:p>GTX460 v0.0.4</text:p>
          </table:table-cell>
          <table:covered-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4">
            <text:p>0.15</text:p>
          </table:table-cell>
          <table:table-cell table:style-name="ce2" office:value-type="float" office:value="0.000030346">
            <text:p>3.03E-005</text:p>
          </table:table-cell>
          <table:table-cell office:value-type="float" office:value="0.444">
            <text:p>0.44</text:p>
          </table:table-cell>
          <table:table-cell table:style-name="ce2" office:value-type="float" office:value="0.000030346">
            <text:p>3.03E-005</text:p>
          </table:table-cell>
          <table:table-cell table:style-name="ce2" office:value-type="float" office:value="0.051022">
            <text:p>5.10E-002</text:p>
          </table:table-cell>
          <table:table-cell table:style-name="ce2" office:value-type="float" office:value="8.8818E-016">
            <text:p>8.88E-016</text:p>
          </table:table-cell>
          <table:table-cell table:formula="of:=0.000185*1000" office:value-type="float" office:value="0.185">
            <text:p>0.19</text:p>
          </table:table-cell>
          <table:table-cell/>
          <table:table-cell office:value-type="float" office:value="0.029">
            <text:p>0.03</text:p>
          </table:table-cell>
          <table:table-cell/>
          <table:table-cell office:value-type="float" office:value="0.03">
            <text:p>0.03</text:p>
          </table:table-cell>
          <table:table-cell/>
          <table:table-cell office:value-type="float" office:value="0.033">
            <text:p>0.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36">
            <text:p>0.34</text:p>
          </table:table-cell>
          <table:table-cell table:style-name="ce2" office:value-type="float" office:value="0.000033274">
            <text:p>3.33E-005</text:p>
          </table:table-cell>
          <table:table-cell office:value-type="float" office:value="0.968">
            <text:p>0.97</text:p>
          </table:table-cell>
          <table:table-cell table:style-name="ce2" office:value-type="float" office:value="0.00003324">
            <text:p>3.32E-005</text:p>
          </table:table-cell>
          <table:table-cell office:value-type="float" office:value="0.1099">
            <text:p>0.11</text:p>
          </table:table-cell>
          <table:table-cell table:style-name="ce2" office:value-type="float" office:value="1.7764E-015">
            <text:p>1.78E-015</text:p>
          </table:table-cell>
          <table:table-cell table:formula="of:=0.000185*1000" office:value-type="float" office:value="0.185">
            <text:p>0.19</text:p>
          </table:table-cell>
          <table:table-cell/>
          <table:table-cell office:value-type="float" office:value="0.082">
            <text:p>0.08</text:p>
          </table:table-cell>
          <table:table-cell/>
          <table:table-cell office:value-type="float" office:value="0.084">
            <text:p>0.08</text:p>
          </table:table-cell>
          <table:table-cell/>
          <table:table-cell office:value-type="float" office:value="0.088">
            <text:p>0.0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93">
            <text:p>0.69</text:p>
          </table:table-cell>
          <table:table-cell table:style-name="ce2" office:value-type="float" office:value="0.000052218">
            <text:p>5.22E-005</text:p>
          </table:table-cell>
          <table:table-cell office:value-type="float" office:value="2.041">
            <text:p>2.04</text:p>
          </table:table-cell>
          <table:table-cell table:style-name="ce2" office:value-type="float" office:value="0.000054533">
            <text:p>5.45E-005</text:p>
          </table:table-cell>
          <table:table-cell office:value-type="float" office:value="0.236">
            <text:p>0.24</text:p>
          </table:table-cell>
          <table:table-cell table:style-name="ce2" office:value-type="float" office:value="3.5527E-015">
            <text:p>3.55E-015</text:p>
          </table:table-cell>
          <table:table-cell table:formula="of:=0.000129*1000" office:value-type="float" office:value="0.129">
            <text:p>0.13</text:p>
          </table:table-cell>
          <table:table-cell/>
          <table:table-cell office:value-type="float" office:value="0.188">
            <text:p>0.19</text:p>
          </table:table-cell>
          <table:table-cell/>
          <table:table-cell office:value-type="float" office:value="0.189">
            <text:p>0.19</text:p>
          </table:table-cell>
          <table:table-cell/>
          <table:table-cell office:value-type="float" office:value="0.196">
            <text:p>0.2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422">
            <text:p>1.42</text:p>
          </table:table-cell>
          <table:table-cell table:style-name="ce2" office:value-type="float" office:value="0.000075773">
            <text:p>7.58E-005</text:p>
          </table:table-cell>
          <table:table-cell office:value-type="float" office:value="4.396">
            <text:p>4.4</text:p>
          </table:table-cell>
          <table:table-cell table:style-name="ce2" office:value-type="float" office:value="0.000081433">
            <text:p>8.14E-005</text:p>
          </table:table-cell>
          <table:table-cell office:value-type="float" office:value="0.963">
            <text:p>0.96</text:p>
          </table:table-cell>
          <table:table-cell table:style-name="ce2" office:value-type="float" office:value="0.000000000000049738">
            <text:p>4.97E-014</text:p>
          </table:table-cell>
          <table:table-cell table:formula="of:=0.0004103*1000" office:value-type="float" office:value="0.4103">
            <text:p>0.41</text:p>
          </table:table-cell>
          <table:table-cell/>
          <table:table-cell office:value-type="float" office:value="0.419">
            <text:p>0.42</text:p>
          </table:table-cell>
          <table:table-cell/>
          <table:table-cell office:value-type="float" office:value="0.404">
            <text:p>0.4</text:p>
          </table:table-cell>
          <table:table-cell/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.01">
            <text:p>3.01</text:p>
          </table:table-cell>
          <table:table-cell table:style-name="ce2" office:value-type="float" office:value="0.00012089">
            <text:p>1.21E-004</text:p>
          </table:table-cell>
          <table:table-cell office:value-type="float" office:value="10.333">
            <text:p>10.33</text:p>
          </table:table-cell>
          <table:table-cell table:style-name="ce2" office:value-type="float" office:value="0.00011711">
            <text:p>1.17E-004</text:p>
          </table:table-cell>
          <table:table-cell table:formula="of:=0.006275*1000" office:value-type="float" office:value="6.275">
            <text:p>6.28</text:p>
          </table:table-cell>
          <table:table-cell table:style-name="ce2" office:value-type="float" office:value="0.000000000000099476">
            <text:p>9.95E-014</text:p>
          </table:table-cell>
          <table:table-cell table:formula="of:=0.00218*1000" office:value-type="float" office:value="2.18">
            <text:p>2.18</text:p>
          </table:table-cell>
          <table:table-cell/>
          <table:table-cell office:value-type="float" office:value="1.001">
            <text:p>1</text:p>
          </table:table-cell>
          <table:table-cell/>
          <table:table-cell office:value-type="float" office:value="0.932">
            <text:p>0.93</text:p>
          </table:table-cell>
          <table:table-cell/>
          <table:table-cell office:value-type="float" office:value="0.887">
            <text:p>0.89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.723">
            <text:p>7.72</text:p>
          </table:table-cell>
          <table:table-cell office:value-type="float" office:value="0.0010654">
            <text:p>0</text:p>
          </table:table-cell>
          <table:table-cell office:value-type="float" office:value="33.967">
            <text:p>33.97</text:p>
          </table:table-cell>
          <table:table-cell office:value-type="float" office:value="0.0010542">
            <text:p>0</text:p>
          </table:table-cell>
          <table:table-cell table:formula="of:=0.02601314*1000" office:value-type="float" office:value="26.01314">
            <text:p>26.01</text:p>
          </table:table-cell>
          <table:table-cell table:style-name="ce2" office:value-type="float" office:value="0.00000000000022737">
            <text:p>2.27E-013</text:p>
          </table:table-cell>
          <table:table-cell table:formula="of:=0.004533*1000" office:value-type="float" office:value="4.533">
            <text:p>4.53</text:p>
          </table:table-cell>
          <table:table-cell/>
          <table:table-cell office:value-type="float" office:value="3.674">
            <text:p>3.67</text:p>
          </table:table-cell>
          <table:table-cell/>
          <table:table-cell office:value-type="float" office:value="2.825">
            <text:p>2.83</text:p>
          </table:table-cell>
          <table:table-cell/>
          <table:table-cell office:value-type="float" office:value="2.306">
            <text:p>2.31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.091">
            <text:p>28.09</text:p>
          </table:table-cell>
          <table:table-cell office:value-type="float" office:value="0.0015085">
            <text:p>0</text:p>
          </table:table-cell>
          <table:table-cell office:value-type="float" office:value="174.841003">
            <text:p>174.84</text:p>
          </table:table-cell>
          <table:table-cell office:value-type="float" office:value="0.0015517">
            <text:p>0</text:p>
          </table:table-cell>
          <table:table-cell table:formula="of:=0.196692*1000" office:value-type="float" office:value="196.692">
            <text:p>196.69</text:p>
          </table:table-cell>
          <table:table-cell table:style-name="ce2" office:value-type="float" office:value="0.00000000000056843">
            <text:p>5.68E-013</text:p>
          </table:table-cell>
          <table:table-cell table:formula="of:=0.019509*1000" office:value-type="float" office:value="19.509">
            <text:p>19.51</text:p>
          </table:table-cell>
          <table:table-cell/>
          <table:table-cell office:value-type="float" office:value="19.782">
            <text:p>19.78</text:p>
          </table:table-cell>
          <table:table-cell/>
          <table:table-cell office:value-type="float" office:value="12.97">
            <text:p>12.97</text:p>
          </table:table-cell>
          <table:table-cell/>
          <table:table-cell office:value-type="float" office:value="8.381">
            <text:p>8.38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7.380997">
            <text:p>157.38</text:p>
          </table:table-cell>
          <table:table-cell office:value-type="float" office:value="0.0031937">
            <text:p>0</text:p>
          </table:table-cell>
          <table:table-cell office:value-type="float" office:value="1410.392944">
            <text:p>1410.39</text:p>
          </table:table-cell>
          <table:table-cell office:value-type="float" office:value="0.0031676">
            <text:p>0</text:p>
          </table:table-cell>
          <table:table-cell table:formula="of:=1.49456*1000" office:value-type="float" office:value="1494.56">
            <text:p>1494.56</text:p>
          </table:table-cell>
          <table:table-cell table:style-name="ce2" office:value-type="float" office:value="0.0000000000011369">
            <text:p>1.14E-012</text:p>
          </table:table-cell>
          <table:table-cell table:formula="of:=0.128414*1000" office:value-type="float" office:value="128.414">
            <text:p>128.41</text:p>
          </table:table-cell>
          <table:table-cell/>
          <table:table-cell office:value-type="float" office:value="138.576004">
            <text:p>138.58</text:p>
          </table:table-cell>
          <table:table-cell/>
          <table:table-cell office:value-type="float" office:value="83.575996">
            <text:p>83.58</text:p>
          </table:table-cell>
          <table:table-cell/>
          <table:table-cell office:value-type="float" office:value="47.318001">
            <text:p>47.32</text:p>
          </table:table-cell>
          <table:table-cell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60.747986">
            <text:p>760.75</text:p>
          </table:table-cell>
          <table:table-cell office:value-type="float" office:value="0.0038672">
            <text:p>0</text:p>
          </table:table-cell>
          <table:table-cell office:value-type="float" office:value="5679.134766">
            <text:p>5679.13</text:p>
          </table:table-cell>
          <table:table-cell office:value-type="float" office:value="0.0033628">
            <text:p>0</text:p>
          </table:table-cell>
          <table:table-cell table:formula="of:=5.045609*1000" office:value-type="float" office:value="5045.609">
            <text:p>5045.61</text:p>
          </table:table-cell>
          <table:table-cell table:style-name="ce2" office:value-type="float" office:value="0.0000000000012506">
            <text:p>1.25E-012</text:p>
          </table:table-cell>
          <table:table-cell table:formula="of:=0.468854*1000" office:value-type="float" office:value="468.854">
            <text:p>468.85</text:p>
          </table:table-cell>
          <table:table-cell/>
          <table:table-cell office:value-type="float" office:value="717.158997">
            <text:p>717.16</text:p>
          </table:table-cell>
          <table:table-cell/>
          <table:table-cell office:value-type="float" office:value="267.184998">
            <text:p>267.18</text:p>
          </table:table-cell>
          <table:table-cell/>
          <table:table-cell office:value-type="float" office:value="144.149994">
            <text:p>144.15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18.203979">
            <text:p>1118.2</text:p>
          </table:table-cell>
          <table:table-cell/>
          <table:table-cell office:value-type="float" office:value="15572.988281">
            <text:p>15572.99</text:p>
          </table:table-cell>
          <table:table-cell/>
          <table:table-cell table:formula="of:=11.90073*1000" office:value-type="float" office:value="11900.73">
            <text:p>11900.73</text:p>
          </table:table-cell>
          <table:table-cell/>
          <table:table-cell table:formula="of:=1.09921*1000" office:value-type="float" office:value="1099.21">
            <text:p>1099.21</text:p>
          </table:table-cell>
          <table:table-cell/>
          <table:table-cell office:value-type="float" office:value="1057.495972">
            <text:p>1057.5</text:p>
          </table:table-cell>
          <table:table-cell/>
          <table:table-cell office:value-type="float" office:value="620.645996">
            <text:p>620.65</text:p>
          </table:table-cell>
          <table:table-cell/>
          <table:table-cell office:value-type="float" office:value="328.989014">
            <text:p>328.99</text:p>
          </table:table-cell>
          <table:table-cell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16.810059">
            <text:p>2516.81</text:p>
          </table:table-cell>
          <table:table-cell/>
          <table:table-cell office:value-type="float" office:value="22139.072266">
            <text:p>22139.07</text:p>
          </table:table-cell>
          <table:table-cell/>
          <table:table-cell table:formula="of:=23.44021*1000" office:value-type="float" office:value="23440.21">
            <text:p>23440.21</text:p>
          </table:table-cell>
          <table:table-cell/>
          <table:table-cell table:formula="of:=2.159679*1000" office:value-type="float" office:value="2159.679">
            <text:p>2159.68</text:p>
          </table:table-cell>
          <table:table-cell/>
          <table:table-cell office:value-type="float" office:value="2429.561035">
            <text:p>2429.56</text:p>
          </table:table-cell>
          <table:table-cell/>
          <table:table-cell office:value-type="float" office:value="1199.775024">
            <text:p>1199.78</text:p>
          </table:table-cell>
          <table:table-cell/>
          <table:table-cell office:value-type="float" office:value="634.241028">
            <text:p>634.24</text:p>
          </table:table-cell>
          <table:table-cell/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048.391113">
            <text:p>6048.39</text:p>
          </table:table-cell>
          <table:table-cell/>
          <table:table-cell office:value-type="float" office:value="71880.210938">
            <text:p>71880.21</text:p>
          </table:table-cell>
          <table:table-cell/>
          <table:table-cell table:formula="of:=40.08024*1000" office:value-type="float" office:value="40080.24">
            <text:p>40080.24</text:p>
          </table:table-cell>
          <table:table-cell/>
          <table:table-cell table:formula="of:=4.334076*1000" office:value-type="float" office:value="4334.076">
            <text:p>4334.08</text:p>
          </table:table-cell>
          <table:table-cell/>
          <table:table-cell office:value-type="float" office:value="5933.699219">
            <text:p>5933.7</text:p>
          </table:table-cell>
          <table:table-cell/>
          <table:table-cell office:value-type="float" office:value="2097.541016">
            <text:p>2097.54</text:p>
          </table:table-cell>
          <table:table-cell/>
          <table:table-cell office:value-type="float" office:value="1076.207031">
            <text:p>1076.21</text:p>
          </table:table-cell>
          <table:table-cell/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410.972168">
            <text:p>6410.97</text:p>
          </table:table-cell>
          <table:table-cell/>
          <table:table-cell office:value-type="float" office:value="61095.484375">
            <text:p>61095.48</text:p>
          </table:table-cell>
          <table:table-cell/>
          <table:table-cell table:formula="of:=63.34432*1000" office:value-type="float" office:value="63344.32">
            <text:p>63344.32</text:p>
          </table:table-cell>
          <table:table-cell/>
          <table:table-cell table:formula="of:=6.735255*1000" office:value-type="float" office:value="6735.255">
            <text:p>6735.26</text:p>
          </table:table-cell>
          <table:table-cell/>
          <table:table-cell office:value-type="float" office:value="6283.786133">
            <text:p>6283.79</text:p>
          </table:table-cell>
          <table:table-cell/>
          <table:table-cell office:value-type="float" office:value="3262.700928">
            <text:p>3262.7</text:p>
          </table:table-cell>
          <table:table-cell/>
          <table:table-cell office:value-type="float" office:value="1699.01001">
            <text:p>1699.01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574.944336">
            <text:p>8574.94</text:p>
          </table:table-cell>
          <table:table-cell table:number-columns-repeated="3"/>
          <table:table-cell table:formula="of:=95.50456*1000" office:value-type="float" office:value="95504.56">
            <text:p>95504.56</text:p>
          </table:table-cell>
          <table:table-cell/>
          <table:table-cell table:formula="of:=9.484269*1000" office:value-type="float" office:value="9484.269">
            <text:p>9484.27</text:p>
          </table:table-cell>
          <table:table-cell/>
          <table:table-cell office:value-type="float" office:value="8422.449219">
            <text:p>8422.45</text:p>
          </table:table-cell>
          <table:table-cell/>
          <table:table-cell office:value-type="float" office:value="5036.292969">
            <text:p>5036.29</text:p>
          </table:table-cell>
          <table:table-cell/>
          <table:table-cell office:value-type="float" office:value="2571.261963">
            <text:p>2571.26</text:p>
          </table:table-cell>
          <table:table-cell/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392.810547">
            <text:p>18392.81</text:p>
          </table:table-cell>
          <table:table-cell table:number-columns-repeated="3"/>
          <table:table-cell table:formula="of:=134.996*1000" office:value-type="float" office:value="134996">
            <text:p>134996</text:p>
          </table:table-cell>
          <table:table-cell/>
          <table:table-cell table:formula="of:=13.589447*1000" office:value-type="float" office:value="13589.447">
            <text:p>13589.45</text:p>
          </table:table-cell>
          <table:table-cell/>
          <table:table-cell office:value-type="float" office:value="18351.882812">
            <text:p>18351.88</text:p>
          </table:table-cell>
          <table:table-cell/>
          <table:table-cell office:value-type="float" office:value="6943.01416">
            <text:p>6943.01</text:p>
          </table:table-cell>
          <table:table-cell/>
          <table:table-cell office:value-type="float" office:value="3574.76709">
            <text:p>3574.77</text:p>
          </table:table-cell>
          <table:table-cell/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514.642578">
            <text:p>19514.64</text:p>
          </table:table-cell>
          <table:table-cell table:number-columns-repeated="3"/>
          <table:table-cell table:formula="of:=184.87*1000" office:value-type="float" office:value="184870">
            <text:p>184870</text:p>
          </table:table-cell>
          <table:table-cell/>
          <table:table-cell table:formula="of:=18.834104*1000" office:value-type="float" office:value="18834.104">
            <text:p>18834.1</text:p>
          </table:table-cell>
          <table:table-cell/>
          <table:table-cell office:value-type="float" office:value="19514.642578">
            <text:p>19514.64</text:p>
          </table:table-cell>
          <table:table-cell/>
          <table:table-cell office:value-type="float" office:value="9400.414062">
            <text:p>9400.41</text:p>
          </table:table-cell>
          <table:table-cell/>
          <table:table-cell office:value-type="float" office:value="4858.223145">
            <text:p>4858.22</text:p>
          </table:table-cell>
          <table:table-cell/>
        </table:table-row>
        <table:table-row table:style-name="ro1">
          <table:table-cell>
            <draw:frame table:end-cell-address="'0.0.1'.J41" table:end-x="0.2362in" table:end-y="0.0524in" draw:z-index="0" draw:style-name="gr1" svg:width="9.6594in" svg:height="3.9173in" svg:x="0.1429in" svg:y="0.0315in">
              <draw:object draw:notify-on-update-of-ranges="'0.0.1'.A3:'0.0.1'.A18 '0.0.1'.J1:'0.0.1'.J1 '0.0.1'.J3:'0.0.1'.J18 '0.0.1'.L1:'0.0.1'.L1 '0.0.1'.L3:'0.0.1'.L18 '0.0.1'.N1:'0.0.1'.N1 '0.0.1'.N3:'0.0.1'.N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'0.0.1'.Q41" table:end-x="0.5551in" table:end-y="0.1358in" draw:z-index="2" draw:style-name="gr1" svg:width="7.9465in" svg:height="3.8965in" svg:x="0.6102in" svg:y="0.1358in">
              <draw:object draw:notify-on-update-of-ranges="'0.0.1'.A3:'0.0.1'.A18 '0.0.1'.H1:'0.0.1'.H1 '0.0.1'.H3:'0.0.1'.H18 '0.0.1'.N1:'0.0.1'.N1 '0.0.1'.N3:'0.0.1'.N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4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h2d</text:p>
          </table:table-cell>
          <table:table-cell office:value-type="string">
            <text:p>d2h</text:p>
          </table:table-cell>
          <table:table-cell office:value-type="string">
            <text:p>gpu</text:p>
          </table:table-cell>
          <table:table-cell office:value-type="string">
            <text:p>ukupno</text:p>
          </table:table-cell>
          <table:table-cell office:value-type="string">
            <text:p>ukupno mem</text:p>
          </table:table-cell>
          <table:table-cell>
            <draw:frame table:end-cell-address="'0.0.1'.Q65" table:end-x="0.7413in" table:end-y="0.1354in" draw:z-index="1" draw:style-name="gr1" svg:width="8.2142in" svg:height="3.6803in" svg:x="0.5287in" svg:y="0.1744in">
              <draw:object draw:notify-on-update-of-ranges="'0.0.1'.B45:'0.0.1'.B60 '0.0.1'.F61:'0.0.1'.F61 '0.0.1'.G45:'0.0.1'.G60 '0.0.1'.E61:'0.0.1'.E61 '0.0.1'.E45:'0.0.1'.E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15">
            <text:p>0.02</text:p>
          </table:table-cell>
          <table:table-cell office:value-type="float" office:value="0.013">
            <text:p>0.01</text:p>
          </table:table-cell>
          <table:table-cell office:value-type="float" office:value="0.039">
            <text:p>0.04</text:p>
          </table:table-cell>
          <table:table-cell table:formula="of:=[.C45]+[.D45]+[.E45]" office:value-type="float" office:value="0.067">
            <text:p>0.07</text:p>
          </table:table-cell>
          <table:table-cell table:formula="of:=[.C45]+[.D45]" office:value-type="float" office:value="0.028">
            <text:p>0.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017">
            <text:p>0.02</text:p>
          </table:table-cell>
          <table:table-cell office:value-type="float" office:value="0.014">
            <text:p>0.01</text:p>
          </table:table-cell>
          <table:table-cell office:value-type="float" office:value="0.071">
            <text:p>0.07</text:p>
          </table:table-cell>
          <table:table-cell table:formula="of:=[.C46]+[.D46]+[.E46]" office:value-type="float" office:value="0.102">
            <text:p>0.1</text:p>
          </table:table-cell>
          <table:table-cell table:formula="of:=[.C46]+[.D46]" office:value-type="float" office:value="0.031">
            <text:p>0.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024">
            <text:p>0.02</text:p>
          </table:table-cell>
          <table:table-cell office:value-type="float" office:value="0.021">
            <text:p>0.02</text:p>
          </table:table-cell>
          <table:table-cell office:value-type="float" office:value="0.142">
            <text:p>0.14</text:p>
          </table:table-cell>
          <table:table-cell table:formula="of:=[.C47]+[.D47]+[.E47]" office:value-type="float" office:value="0.187">
            <text:p>0.19</text:p>
          </table:table-cell>
          <table:table-cell table:formula="of:=[.C47]+[.D47]" office:value-type="float" office:value="0.045">
            <text:p>0.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0.032">
            <text:p>0.03</text:p>
          </table:table-cell>
          <table:table-cell office:value-type="float" office:value="0.043">
            <text:p>0.04</text:p>
          </table:table-cell>
          <table:table-cell office:value-type="float" office:value="0.277">
            <text:p>0.28</text:p>
          </table:table-cell>
          <table:table-cell table:formula="of:=[.C48]+[.D48]+[.E48]" office:value-type="float" office:value="0.352">
            <text:p>0.35</text:p>
          </table:table-cell>
          <table:table-cell table:formula="of:=[.C48]+[.D48]" office:value-type="float" office:value="0.075">
            <text:p>0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0.154">
            <text:p>0.15</text:p>
          </table:table-cell>
          <table:table-cell office:value-type="float" office:value="0.144">
            <text:p>0.14</text:p>
          </table:table-cell>
          <table:table-cell office:value-type="float" office:value="0.604">
            <text:p>0.6</text:p>
          </table:table-cell>
          <table:table-cell table:formula="of:=[.C49]+[.D49]+[.E49]" office:value-type="float" office:value="0.902">
            <text:p>0.9</text:p>
          </table:table-cell>
          <table:table-cell table:formula="of:=[.C49]+[.D49]" office:value-type="float" office:value="0.298">
            <text:p>0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534">
            <text:p>0.53</text:p>
          </table:table-cell>
          <table:table-cell office:value-type="float" office:value="0.51">
            <text:p>0.51</text:p>
          </table:table-cell>
          <table:table-cell office:value-type="float" office:value="1.656">
            <text:p>1.66</text:p>
          </table:table-cell>
          <table:table-cell table:formula="of:=[.C50]+[.D50]+[.E50]" office:value-type="float" office:value="2.7">
            <text:p>2.7</text:p>
          </table:table-cell>
          <table:table-cell table:formula="of:=[.C50]+[.D50]" office:value-type="float" office:value="1.044">
            <text:p>1.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54">
            <text:p>1.54</text:p>
          </table:table-cell>
          <table:table-cell office:value-type="float" office:value="1.432">
            <text:p>1.43</text:p>
          </table:table-cell>
          <table:table-cell office:value-type="float" office:value="7.044">
            <text:p>7.04</text:p>
          </table:table-cell>
          <table:table-cell table:formula="of:=[.C51]+[.D51]+[.E51]" office:value-type="float" office:value="10.016">
            <text:p>10.02</text:p>
          </table:table-cell>
          <table:table-cell table:formula="of:=[.C51]+[.D51]" office:value-type="float" office:value="2.972">
            <text:p>2.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5.63">
            <text:p>5.63</text:p>
          </table:table-cell>
          <table:table-cell office:value-type="float" office:value="5.125">
            <text:p>5.13</text:p>
          </table:table-cell>
          <table:table-cell office:value-type="float" office:value="44.750999">
            <text:p>44.75</text:p>
          </table:table-cell>
          <table:table-cell table:formula="of:=[.C52]+[.D52]+[.E52]" office:value-type="float" office:value="55.505999">
            <text:p>55.51</text:p>
          </table:table-cell>
          <table:table-cell table:formula="of:=[.C52]+[.D52]" office:value-type="float" office:value="10.755">
            <text:p>10.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12.251">
            <text:p>12.25</text:p>
          </table:table-cell>
          <table:table-cell office:value-type="float" office:value="11.59">
            <text:p>11.59</text:p>
          </table:table-cell>
          <table:table-cell office:value-type="float" office:value="140.203003">
            <text:p>140.2</text:p>
          </table:table-cell>
          <table:table-cell table:formula="of:=[.C53]+[.D53]+[.E53]" office:value-type="float" office:value="164.044003">
            <text:p>164.04</text:p>
          </table:table-cell>
          <table:table-cell table:formula="of:=[.C53]+[.D53]" office:value-type="float" office:value="23.841">
            <text:p>23.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21.698999">
            <text:p>21.7</text:p>
          </table:table-cell>
          <table:table-cell office:value-type="float" office:value="20.242001">
            <text:p>20.24</text:p>
          </table:table-cell>
          <table:table-cell office:value-type="float" office:value="324.325989">
            <text:p>324.33</text:p>
          </table:table-cell>
          <table:table-cell table:formula="of:=[.C54]+[.D54]+[.E54]" office:value-type="float" office:value="366.266989">
            <text:p>366.27</text:p>
          </table:table-cell>
          <table:table-cell table:formula="of:=[.C54]+[.D54]" office:value-type="float" office:value="41.941">
            <text:p>41.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0">
            <text:p>5120</text:p>
          </table:table-cell>
          <table:table-cell office:value-type="float" office:value="33.709999">
            <text:p>33.71</text:p>
          </table:table-cell>
          <table:table-cell office:value-type="float" office:value="32.084999">
            <text:p>32.08</text:p>
          </table:table-cell>
          <table:table-cell office:value-type="float" office:value="622.58197">
            <text:p>622.58</text:p>
          </table:table-cell>
          <table:table-cell table:formula="of:=[.C55]+[.D55]+[.E55]" office:value-type="float" office:value="688.376968">
            <text:p>688.38</text:p>
          </table:table-cell>
          <table:table-cell table:formula="of:=[.C55]+[.D55]" office:value-type="float" office:value="65.794998">
            <text:p>65.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44">
            <text:p>6144</text:p>
          </table:table-cell>
          <table:table-cell office:value-type="float" office:value="48.417">
            <text:p>48.42</text:p>
          </table:table-cell>
          <table:table-cell office:value-type="float" office:value="46.016998">
            <text:p>46.02</text:p>
          </table:table-cell>
          <table:table-cell office:value-type="float" office:value="1065.709961">
            <text:p>1065.71</text:p>
          </table:table-cell>
          <table:table-cell table:formula="of:=[.C56]+[.D56]+[.E56]" office:value-type="float" office:value="1160.143959">
            <text:p>1160.14</text:p>
          </table:table-cell>
          <table:table-cell table:formula="of:=[.C56]+[.D56]" office:value-type="float" office:value="94.433998">
            <text:p>94.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68">
            <text:p>7168</text:p>
          </table:table-cell>
          <table:table-cell office:value-type="float" office:value="66.071999">
            <text:p>66.07</text:p>
            <draw:frame table:end-cell-address="'0.0.1'.I77" table:end-x="0.5972in" table:end-y="0.1142in" draw:z-index="3" draw:style-name="gr1" svg:width="6.3in" svg:height="3.5421in" svg:x="0.8327in" svg:y="0.1146in">
              <draw:object draw:notify-on-update-of-ranges="'0.0.1'.A67:'0.0.1'.A67 '0.0.1'.A68:'0.0.1'.A74 '0.0.1'.D67:'0.0.1'.D67 '0.0.1'.D68:'0.0.1'.D74 '0.0.1'.B67:'0.0.1'.B67 '0.0.1'.B68:'0.0.1'.B74 '0.0.1'.C67:'0.0.1'.C67 '0.0.1'.C68:'0.0.1'.C74 '0.0.1'.E67:'0.0.1'.E67 '0.0.1'.E68:'0.0.1'.E7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61.490002">
            <text:p>61.49</text:p>
          </table:table-cell>
          <table:table-cell office:value-type="float" office:value="1683.027954">
            <text:p>1683.03</text:p>
          </table:table-cell>
          <table:table-cell table:formula="of:=[.C57]+[.D57]+[.E57]" office:value-type="float" office:value="1810.589955">
            <text:p>1810.59</text:p>
          </table:table-cell>
          <table:table-cell table:formula="of:=[.C57]+[.D57]" office:value-type="float" office:value="127.562001">
            <text:p>127.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85.731003">
            <text:p>85.73</text:p>
          </table:table-cell>
          <table:table-cell office:value-type="float" office:value="80.902">
            <text:p>80.9</text:p>
          </table:table-cell>
          <table:table-cell office:value-type="float" office:value="2547.784912">
            <text:p>2547.78</text:p>
          </table:table-cell>
          <table:table-cell table:formula="of:=[.C58]+[.D58]+[.E58]" office:value-type="float" office:value="2714.417915">
            <text:p>2714.42</text:p>
          </table:table-cell>
          <table:table-cell table:formula="of:=[.C58]+[.D58]" office:value-type="float" office:value="166.633003">
            <text:p>166.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16">
            <text:p>9216</text:p>
          </table:table-cell>
          <table:table-cell office:value-type="float" office:value="108.933998">
            <text:p>108.93</text:p>
          </table:table-cell>
          <table:table-cell office:value-type="float" office:value="101.053001">
            <text:p>101.05</text:p>
          </table:table-cell>
          <table:table-cell office:value-type="float" office:value="3553.611084">
            <text:p>3553.61</text:p>
          </table:table-cell>
          <table:table-cell table:formula="of:=[.C59]+[.D59]+[.E59]" office:value-type="float" office:value="3763.598083">
            <text:p>3763.6</text:p>
          </table:table-cell>
          <table:table-cell table:formula="of:=[.C59]+[.D59]" office:value-type="float" office:value="209.986999">
            <text:p>209.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0">
            <text:p>10240</text:p>
          </table:table-cell>
          <table:table-cell office:value-type="float" office:value="137.397995">
            <text:p>137.4</text:p>
          </table:table-cell>
          <table:table-cell office:value-type="float" office:value="126.200996">
            <text:p>126.2</text:p>
          </table:table-cell>
          <table:table-cell office:value-type="float" office:value="4875.84082">
            <text:p>4875.84</text:p>
          </table:table-cell>
          <table:table-cell table:formula="of:=[.C60]+[.D60]+[.E60]" office:value-type="float" office:value="5139.439811">
            <text:p>5139.44</text:p>
          </table:table-cell>
          <table:table-cell table:formula="of:=[.C60]+[.D60]" office:value-type="float" office:value="263.598991">
            <text:p>263.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gpu</text:p>
          </table:table-cell>
          <table:table-cell office:value-type="string">
            <text:p>memcpy</text:p>
          </table:table-cell>
          <table:table-cell table:number-columns-repeated="9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>
            <text:p>MATLAB(R2010b)</text:p>
          </table:table-cell>
          <table:table-cell office:value-type="string">
            <text:p>GPUCHOL(double)</text:p>
          </table:table-cell>
          <table:table-cell office:value-type="string">
            <text:p>MATLAB(R2008a)</text:p>
          </table:table-cell>
          <table:table-cell office:value-type="string">
            <text:p>GPUCHOL(single)</text:p>
          </table:table-cell>
          <table:table-cell table:number-columns-repeated="10"/>
        </table:table-row>
        <table:table-row table:style-name="ro1">
          <table:table-cell office:value-type="float" office:value="4096">
            <text:p>4096</text:p>
          </table:table-cell>
          <table:table-cell table:formula="of:=0.723351*1000" office:value-type="float" office:value="723.351">
            <text:p>723.35</text:p>
          </table:table-cell>
          <table:table-cell office:value-type="float" office:value="754.184998">
            <text:p>754.18</text:p>
          </table:table-cell>
          <table:table-cell table:formula="of:=1.09921*1000" office:value-type="float" office:value="1099.21">
            <text:p>1099.21</text:p>
          </table:table-cell>
          <table:table-cell office:value-type="float" office:value="366.266989">
            <text:p>366.27</text:p>
          </table:table-cell>
          <table:table-cell table:number-columns-repeated="10"/>
        </table:table-row>
        <table:table-row table:style-name="ro1">
          <table:table-cell office:value-type="float" office:value="5120">
            <text:p>5120</text:p>
          </table:table-cell>
          <table:table-cell table:formula="of:=1000*1.38071" office:value-type="float" office:value="1380.71">
            <text:p>1380.71</text:p>
          </table:table-cell>
          <table:table-cell office:value-type="float" office:value="1419.745972">
            <text:p>1419.75</text:p>
          </table:table-cell>
          <table:table-cell table:formula="of:=2.159679*1000" office:value-type="float" office:value="2159.679">
            <text:p>2159.68</text:p>
          </table:table-cell>
          <table:table-cell office:value-type="float" office:value="688.376968">
            <text:p>688.38</text:p>
          </table:table-cell>
          <table:table-cell table:number-columns-repeated="10"/>
        </table:table-row>
        <table:table-row table:style-name="ro1">
          <table:table-cell office:value-type="float" office:value="6144">
            <text:p>6144</text:p>
          </table:table-cell>
          <table:table-cell table:formula="of:=1000*2.358827" office:value-type="float" office:value="2358.827">
            <text:p>2358.83</text:p>
          </table:table-cell>
          <table:table-cell office:value-type="float" office:value="2396.322021">
            <text:p>2396.32</text:p>
          </table:table-cell>
          <table:table-cell table:formula="of:=4.334076*1000" office:value-type="float" office:value="4334.076">
            <text:p>4334.08</text:p>
          </table:table-cell>
          <table:table-cell office:value-type="float" office:value="1160.143959">
            <text:p>1160.14</text:p>
          </table:table-cell>
          <table:table-cell table:number-columns-repeated="10"/>
        </table:table-row>
        <table:table-row table:style-name="ro1">
          <table:table-cell office:value-type="float" office:value="7168">
            <text:p>7168</text:p>
          </table:table-cell>
          <table:table-cell table:formula="of:=1000*3.667319" office:value-type="float" office:value="3667.319">
            <text:p>3667.32</text:p>
          </table:table-cell>
          <table:table-cell office:value-type="float" office:value="3737.814941">
            <text:p>3737.81</text:p>
          </table:table-cell>
          <table:table-cell table:formula="of:=6.735255*1000" office:value-type="float" office:value="6735.255">
            <text:p>6735.26</text:p>
          </table:table-cell>
          <table:table-cell office:value-type="float" office:value="1810.589955">
            <text:p>1810.59</text:p>
          </table:table-cell>
          <table:table-cell table:number-columns-repeated="10"/>
        </table:table-row>
        <table:table-row table:style-name="ro1">
          <table:table-cell office:value-type="float" office:value="8192">
            <text:p>8192</text:p>
          </table:table-cell>
          <table:table-cell table:formula="of:=1000*5.365887" office:value-type="float" office:value="5365.887">
            <text:p>5365.89</text:p>
          </table:table-cell>
          <table:table-cell office:value-type="float" office:value="5576.082031">
            <text:p>5576.08</text:p>
          </table:table-cell>
          <table:table-cell table:formula="of:=9.484269*1000" office:value-type="float" office:value="9484.269">
            <text:p>9484.27</text:p>
          </table:table-cell>
          <table:table-cell office:value-type="float" office:value="2714.417915">
            <text:p>2714.42</text:p>
          </table:table-cell>
          <table:table-cell table:number-columns-repeated="10"/>
        </table:table-row>
        <table:table-row table:style-name="ro1">
          <table:table-cell office:value-type="float" office:value="9216">
            <text:p>9216</text:p>
          </table:table-cell>
          <table:table-cell table:formula="of:=1000*7.509861" office:value-type="float" office:value="7509.861">
            <text:p>7509.86</text:p>
          </table:table-cell>
          <table:table-cell office:value-type="float" office:value="7768.549805">
            <text:p>7768.55</text:p>
          </table:table-cell>
          <table:table-cell table:formula="of:=13.589447*1000" office:value-type="float" office:value="13589.447">
            <text:p>13589.45</text:p>
          </table:table-cell>
          <table:table-cell office:value-type="float" office:value="3763.598083">
            <text:p>3763.6</text:p>
          </table:table-cell>
          <table:table-cell table:number-columns-repeated="10"/>
        </table:table-row>
        <table:table-row table:style-name="ro1">
          <table:table-cell office:value-type="float" office:value="10240">
            <text:p>10240</text:p>
          </table:table-cell>
          <table:table-cell table:formula="of:=1000*10.325795" office:value-type="float" office:value="10325.795">
            <text:p>10325.8</text:p>
          </table:table-cell>
          <table:table-cell office:value-type="float" office:value="10583.987305">
            <text:p>10583.99</text:p>
          </table:table-cell>
          <table:table-cell table:formula="of:=18.834104*1000" office:value-type="float" office:value="18834.104">
            <text:p>18834.1</text:p>
          </table:table-cell>
          <table:table-cell office:value-type="float" office:value="5139.439811">
            <text:p>5139.44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03/18/2011</text:date>, <text:time>18:2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jan Peretin</meta:initial-creator>
    <meta:creation-date>2011-02-27T15:42:45</meta:creation-date>
    <meta:generator>LibreOffice/3.3$Unix LibreOffice_project/330m19$Build-6</meta:generator>
    <dc:date>2011-03-18T18:25:26</dc:date>
    <meta:editing-duration>PT23H53M50S</meta:editing-duration>
    <meta:editing-cycles>75</meta:editing-cycles>
    <dc:creator>Dejan Peretin</dc:creator>
    <meta:document-statistic meta:table-count="3" meta:cell-count="3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36cm" svg:height="9.951cm" xlink:href=".." xlink:type="simple" chart:class="chart:line" chart:style-name="ch1">
        <chart:legend chart:legend-position="end" svg:x="21.531cm" svg:y="4.23cm" chart:style-name="ch2"/>
        <chart:plot-area chart:style-name="ch3" table:cell-range-address="'0.0.1'.A3:'0.0.1'.A18 '0.0.1'.J1:'0.0.1'.J1 '0.0.1'.J3:'0.0.1'.J18 '0.0.1'.L1:'0.0.1'.L1 '0.0.1'.L3:'0.0.1'.L18 '0.0.1'.N1:'0.0.1'.N1 '0.0.1'.N3:'0.0.1'.N18" chart:data-source-has-labels="both" svg:x="0.94cm" svg:y="0.931cm" svg:width="19.611cm" svg:height="8.401cm">
          <chartooo:coordinate-region svg:x="2.117cm" svg:y="1.13cm" svg:width="17.97cm" svg:height="7.555cm"/>
          <chart:axis chart:dimension="x" chart:name="primary-x" chart:style-name="ch4">
            <chart:categories table:cell-range-address="'0.0.1'.A3:'0.0.1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0.0.1'.J3:'0.0.1'.J18" chart:label-cell-address="'0.0.1'.J1:'0.0.1'.J1" chart:class="chart:line">
            <chart:data-point chart:repeated="16"/>
          </chart:series>
          <chart:series chart:style-name="ch7" chart:values-cell-range-address="'0.0.1'.L3:'0.0.1'.L18" chart:label-cell-address="'0.0.1'.L1:'0.0.1'.L1" chart:class="chart:line">
            <chart:data-point chart:repeated="16"/>
          </chart:series>
          <chart:series chart:style-name="ch8" chart:values-cell-range-address="'0.0.1'.N3:'0.0.1'.N18" chart:label-cell-address="'0.0.1'.N1:'0.0.1'.N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TX460 v0.0.2</text:p>
                <draw:g>
                  <svg:desc>'0.0.1'.J1:'0.0.1'.J1</svg:desc>
                </draw:g>
              </table:table-cell>
              <table:table-cell office:value-type="string">
                <text:p>GTX460 v0.0.3</text:p>
                <draw:g>
                  <svg:desc>'0.0.1'.L1:'0.0.1'.L1</svg:desc>
                </draw:g>
              </table:table-cell>
              <table:table-cell office:value-type="string">
                <text:p>GTX460 v0.0.4</text:p>
                <draw:g>
                  <svg:desc>'0.0.1'.N1:'0.0.1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0.0.1'.A3:'0.0.1'.A18</svg:desc>
                </draw:g>
              </table:table-cell>
              <table:table-cell office:value-type="float" office:value="0.029">
                <text:p>0.029</text:p>
                <draw:g>
                  <svg:desc>'0.0.1'.J3:'0.0.1'.J18</svg:desc>
                </draw:g>
              </table:table-cell>
              <table:table-cell office:value-type="float" office:value="0.03">
                <text:p>0.03</text:p>
                <draw:g>
                  <svg:desc>'0.0.1'.L3:'0.0.1'.L18</svg:desc>
                </draw:g>
              </table:table-cell>
              <table:table-cell office:value-type="float" office:value="0.033">
                <text:p>0.033</text:p>
                <draw:g>
                  <svg:desc>'0.0.1'.N3:'0.0.1'.N18</svg:desc>
                </draw:g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2">
                <text:p>0.082</text:p>
              </table:table-cell>
              <table:table-cell office:value-type="float" office:value="0.084">
                <text:p>0.08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8">
                <text:p>0.188</text:p>
              </table:table-cell>
              <table:table-cell office:value-type="float" office:value="0.189">
                <text:p>0.18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19">
                <text:p>0.419</text:p>
              </table:table-cell>
              <table:table-cell office:value-type="float" office:value="0.404">
                <text:p>0.4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01">
                <text:p>1.001</text:p>
              </table:table-cell>
              <table:table-cell office:value-type="float" office:value="0.932">
                <text:p>0.93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674">
                <text:p>3.674</text:p>
              </table:table-cell>
              <table:table-cell office:value-type="float" office:value="2.825">
                <text:p>2.825</text:p>
              </table:table-cell>
              <table:table-cell office:value-type="float" office:value="2.306">
                <text:p>2.3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.782">
                <text:p>19.782</text:p>
              </table:table-cell>
              <table:table-cell office:value-type="float" office:value="12.97">
                <text:p>12.97</text:p>
              </table:table-cell>
              <table:table-cell office:value-type="float" office:value="8.381">
                <text:p>8.38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38.576004">
                <text:p>138.576004</text:p>
              </table:table-cell>
              <table:table-cell office:value-type="float" office:value="83.575996">
                <text:p>83.575996</text:p>
              </table:table-cell>
              <table:table-cell office:value-type="float" office:value="47.318001">
                <text:p>47.318001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717.158997">
                <text:p>717.158997</text:p>
              </table:table-cell>
              <table:table-cell office:value-type="float" office:value="267.184998">
                <text:p>267.184998</text:p>
              </table:table-cell>
              <table:table-cell office:value-type="float" office:value="144.149994">
                <text:p>144.149994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057.495972">
                <text:p>1057.495972</text:p>
              </table:table-cell>
              <table:table-cell office:value-type="float" office:value="620.645996">
                <text:p>620.645996</text:p>
              </table:table-cell>
              <table:table-cell office:value-type="float" office:value="328.989014">
                <text:p>328.989014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2429.561035">
                <text:p>2429.561035</text:p>
              </table:table-cell>
              <table:table-cell office:value-type="float" office:value="1199.775024">
                <text:p>1199.775024</text:p>
              </table:table-cell>
              <table:table-cell office:value-type="float" office:value="634.241028">
                <text:p>634.241028</text:p>
              </table:table-cell>
            </table:table-row>
            <table:table-row>
              <table:table-cell office:value-type="string">
                <text:p>6144</text:p>
              </table:table-cell>
              <table:table-cell office:value-type="float" office:value="5933.699219">
                <text:p>5933.699219</text:p>
              </table:table-cell>
              <table:table-cell office:value-type="float" office:value="2097.541016">
                <text:p>2097.541016</text:p>
              </table:table-cell>
              <table:table-cell office:value-type="float" office:value="1076.207031">
                <text:p>1076.207031</text:p>
              </table:table-cell>
            </table:table-row>
            <table:table-row>
              <table:table-cell office:value-type="string">
                <text:p>7168</text:p>
              </table:table-cell>
              <table:table-cell office:value-type="float" office:value="6283.786133">
                <text:p>6283.786133</text:p>
              </table:table-cell>
              <table:table-cell office:value-type="float" office:value="3262.700928">
                <text:p>3262.700928</text:p>
              </table:table-cell>
              <table:table-cell office:value-type="float" office:value="1699.01001">
                <text:p>1699.01001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8422.449219">
                <text:p>8422.449219</text:p>
              </table:table-cell>
              <table:table-cell office:value-type="float" office:value="5036.292969">
                <text:p>5036.292969</text:p>
              </table:table-cell>
              <table:table-cell office:value-type="float" office:value="2571.261963">
                <text:p>2571.261963</text:p>
              </table:table-cell>
            </table:table-row>
            <table:table-row>
              <table:table-cell office:value-type="string">
                <text:p>9216</text:p>
              </table:table-cell>
              <table:table-cell office:value-type="float" office:value="18351.882812">
                <text:p>18351.882812</text:p>
              </table:table-cell>
              <table:table-cell office:value-type="float" office:value="6943.01416">
                <text:p>6943.01416</text:p>
              </table:table-cell>
              <table:table-cell office:value-type="float" office:value="3574.76709">
                <text:p>3574.76709</text:p>
              </table:table-cell>
            </table:table-row>
            <table:table-row>
              <table:table-cell office:value-type="string">
                <text:p>10240</text:p>
              </table:table-cell>
              <table:table-cell office:value-type="float" office:value="19514.642578">
                <text:p>19514.642578</text:p>
              </table:table-cell>
              <table:table-cell office:value-type="float" office:value="9400.414062">
                <text:p>9400.414062</text:p>
              </table:table-cell>
              <table:table-cell office:value-type="float" office:value="4858.223145">
                <text:p>4858.223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65cm" svg:height="9.349cm" xlink:href=".." xlink:type="simple" chart:class="chart:area" chart:style-name="ch1">
        <chart:legend chart:legend-position="end" svg:x="18.733cm" svg:y="4.154cm" chart:style-name="ch2"/>
        <chart:plot-area chart:style-name="ch3" table:cell-range-address="'0.0.1'.B45:'0.0.1'.B60 '0.0.1'.E61:'0.0.1'.F61 '0.0.1'.G45:'0.0.1'.G60 '0.0.1'.E45:'0.0.1'.E60" chart:data-source-has-labels="both" svg:x="0.556cm" svg:y="0.211cm" svg:width="17.479cm" svg:height="8.787cm">
          <chartooo:coordinate-region svg:x="1.68cm" svg:y="0.41cm" svg:width="15.89cm" svg:height="7.941cm"/>
          <chart:axis chart:dimension="x" chart:name="primary-x" chart:style-name="ch4">
            <chart:categories table:cell-range-address="'0.0.1'.B45:'0.0.1'.B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.0.1'.G45:'0.0.1'.G60" chart:label-cell-address="'0.0.1'.F61:'0.0.1'.F61" chart:class="chart:area">
            <chart:data-point chart:repeated="16"/>
          </chart:series>
          <chart:series chart:style-name="ch8" chart:values-cell-range-address="'0.0.1'.E45:'0.0.1'.E60" chart:label-cell-address="'0.0.1'.E61:'0.0.1'.E61" chart:class="chart:area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cpy</text:p>
                <draw:g>
                  <svg:desc>'0.0.1'.F61:'0.0.1'.F61</svg:desc>
                </draw:g>
              </table:table-cell>
              <table:table-cell office:value-type="string">
                <text:p>gpu</text:p>
                <draw:g>
                  <svg:desc>'0.0.1'.E61:'0.0.1'.E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0.0.1'.B45:'0.0.1'.B60</svg:desc>
                </draw:g>
              </table:table-cell>
              <table:table-cell office:value-type="float" office:value="0.028">
                <text:p>0.028</text:p>
                <draw:g>
                  <svg:desc>'0.0.1'.G45:'0.0.1'.G60</svg:desc>
                </draw:g>
              </table:table-cell>
              <table:table-cell office:value-type="float" office:value="0.039">
                <text:p>0.039</text:p>
                <draw:g>
                  <svg:desc>'0.0.1'.E45:'0.0.1'.E60</svg:desc>
                </draw:g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5">
                <text:p>0.045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5">
                <text:p>0.075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98">
                <text:p>0.298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044">
                <text:p>1.044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.972">
                <text:p>2.972</text:p>
              </table:table-cell>
              <table:table-cell office:value-type="float" office:value="7.044">
                <text:p>7.04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.755">
                <text:p>10.755</text:p>
              </table:table-cell>
              <table:table-cell office:value-type="float" office:value="44.750999">
                <text:p>44.750999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23.841">
                <text:p>23.841</text:p>
              </table:table-cell>
              <table:table-cell office:value-type="float" office:value="140.203003">
                <text:p>140.20300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41.941">
                <text:p>41.941</text:p>
              </table:table-cell>
              <table:table-cell office:value-type="float" office:value="324.325989">
                <text:p>324.325989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65.794998">
                <text:p>65.794998</text:p>
              </table:table-cell>
              <table:table-cell office:value-type="float" office:value="622.58197">
                <text:p>622.58197</text:p>
              </table:table-cell>
            </table:table-row>
            <table:table-row>
              <table:table-cell office:value-type="string">
                <text:p>6144</text:p>
              </table:table-cell>
              <table:table-cell office:value-type="float" office:value="94.433998">
                <text:p>94.433998</text:p>
              </table:table-cell>
              <table:table-cell office:value-type="float" office:value="1065.709961">
                <text:p>1065.709961</text:p>
              </table:table-cell>
            </table:table-row>
            <table:table-row>
              <table:table-cell office:value-type="string">
                <text:p>7168</text:p>
              </table:table-cell>
              <table:table-cell office:value-type="float" office:value="127.562001">
                <text:p>127.562001</text:p>
              </table:table-cell>
              <table:table-cell office:value-type="float" office:value="1683.027954">
                <text:p>1683.027954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66.633003">
                <text:p>166.633003</text:p>
              </table:table-cell>
              <table:table-cell office:value-type="float" office:value="2547.784912">
                <text:p>2547.784912</text:p>
              </table:table-cell>
            </table:table-row>
            <table:table-row>
              <table:table-cell office:value-type="string">
                <text:p>9216</text:p>
              </table:table-cell>
              <table:table-cell office:value-type="float" office:value="209.986999">
                <text:p>209.986999</text:p>
              </table:table-cell>
              <table:table-cell office:value-type="float" office:value="3553.611084">
                <text:p>3553.611084</text:p>
              </table:table-cell>
            </table:table-row>
            <table:table-row>
              <table:table-cell office:value-type="string">
                <text:p>10240</text:p>
              </table:table-cell>
              <table:table-cell office:value-type="float" office:value="263.598991">
                <text:p>263.598991</text:p>
              </table:table-cell>
              <table:table-cell office:value-type="float" office:value="4875.84082">
                <text:p>4875.84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85cm" svg:height="9.898cm" xlink:href=".." xlink:type="simple" chart:class="chart:line" chart:style-name="ch1">
        <chart:legend chart:legend-position="end" svg:x="17.59cm" svg:y="4.532cm" chart:style-name="ch2"/>
        <chart:plot-area chart:style-name="ch3" table:cell-range-address="'0.0.1'.A3:'0.0.1'.A18 '0.0.1'.H1:'0.0.1'.H1 '0.0.1'.H3:'0.0.1'.H18 '0.0.1'.N1:'0.0.1'.N1 '0.0.1'.N3:'0.0.1'.N18" chart:data-source-has-labels="both" svg:x="0cm" svg:y="0.452cm" svg:width="15.583cm" svg:height="9.305cm">
          <chartooo:coordinate-region svg:x="1.045cm" svg:y="0.612cm" svg:width="14.14cm" svg:height="8.577cm"/>
          <chart:axis chart:dimension="x" chart:name="primary-x" chart:style-name="ch4">
            <chart:categories table:cell-range-address="'0.0.1'.A3:'0.0.1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0.0.1'.H3:'0.0.1'.H18" chart:label-cell-address="'0.0.1'.H1:'0.0.1'.H1" chart:class="chart:line">
            <chart:data-point chart:repeated="16"/>
          </chart:series>
          <chart:series chart:style-name="ch7" chart:values-cell-range-address="'0.0.1'.N3:'0.0.1'.N18" chart:label-cell-address="'0.0.1'.N1:'0.0.1'.N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lab</text:p>
                <draw:g>
                  <svg:desc>'0.0.1'.H1:'0.0.1'.H1</svg:desc>
                </draw:g>
              </table:table-cell>
              <table:table-cell office:value-type="string">
                <text:p>GTX460 v0.0.4</text:p>
                <draw:g>
                  <svg:desc>'0.0.1'.N1:'0.0.1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0.0.1'.A3:'0.0.1'.A18</svg:desc>
                </draw:g>
              </table:table-cell>
              <table:table-cell office:value-type="float" office:value="0.185">
                <text:p>0.185</text:p>
                <draw:g>
                  <svg:desc>'0.0.1'.H3:'0.0.1'.H18</svg:desc>
                </draw:g>
              </table:table-cell>
              <table:table-cell office:value-type="float" office:value="0.033">
                <text:p>0.033</text:p>
                <draw:g>
                  <svg:desc>'0.0.1'.N3:'0.0.1'.N18</svg:desc>
                </draw:g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5">
                <text:p>0.18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">
                <text:p>0.12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103">
                <text:p>0.41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8">
                <text:p>2.18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.533">
                <text:p>4.533</text:p>
              </table:table-cell>
              <table:table-cell office:value-type="float" office:value="2.306">
                <text:p>2.3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9.509">
                <text:p>19.509</text:p>
              </table:table-cell>
              <table:table-cell office:value-type="float" office:value="8.381">
                <text:p>8.38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28.414">
                <text:p>128.414</text:p>
              </table:table-cell>
              <table:table-cell office:value-type="float" office:value="47.318001">
                <text:p>47.318001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468.854">
                <text:p>468.854</text:p>
              </table:table-cell>
              <table:table-cell office:value-type="float" office:value="144.149994">
                <text:p>144.149994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099.21">
                <text:p>1099.21</text:p>
              </table:table-cell>
              <table:table-cell office:value-type="float" office:value="328.989014">
                <text:p>328.989014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2159.679">
                <text:p>2159.679</text:p>
              </table:table-cell>
              <table:table-cell office:value-type="float" office:value="634.241028">
                <text:p>634.241028</text:p>
              </table:table-cell>
            </table:table-row>
            <table:table-row>
              <table:table-cell office:value-type="string">
                <text:p>6144</text:p>
              </table:table-cell>
              <table:table-cell office:value-type="float" office:value="4334.076">
                <text:p>4334.076</text:p>
              </table:table-cell>
              <table:table-cell office:value-type="float" office:value="1076.207031">
                <text:p>1076.207031</text:p>
              </table:table-cell>
            </table:table-row>
            <table:table-row>
              <table:table-cell office:value-type="string">
                <text:p>7168</text:p>
              </table:table-cell>
              <table:table-cell office:value-type="float" office:value="6735.255">
                <text:p>6735.255</text:p>
              </table:table-cell>
              <table:table-cell office:value-type="float" office:value="1699.01001">
                <text:p>1699.01001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9484.269">
                <text:p>9484.269</text:p>
              </table:table-cell>
              <table:table-cell office:value-type="float" office:value="2571.261963">
                <text:p>2571.261963</text:p>
              </table:table-cell>
            </table:table-row>
            <table:table-row>
              <table:table-cell office:value-type="string">
                <text:p>9216</text:p>
              </table:table-cell>
              <table:table-cell office:value-type="float" office:value="13589.447">
                <text:p>13589.447</text:p>
              </table:table-cell>
              <table:table-cell office:value-type="float" office:value="3574.76709">
                <text:p>3574.76709</text:p>
              </table:table-cell>
            </table:table-row>
            <table:table-row>
              <table:table-cell office:value-type="string">
                <text:p>10240</text:p>
              </table:table-cell>
              <table:table-cell office:value-type="float" office:value="18834.104">
                <text:p>18834.104</text:p>
              </table:table-cell>
              <table:table-cell office:value-type="float" office:value="4858.223145">
                <text:p>4858.2231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line" chart:column-mapping="2 0 1 3" chart:style-name="ch1">
        <chart:legend chart:legend-position="end" svg:x="12.31cm" svg:y="3.529cm" chart:style-name="ch2"/>
        <chart:plot-area chart:style-name="ch3" table:cell-range-address="'0.0.1'.A67:'0.0.1'.E74" chart:data-source-has-labels="both" svg:x="0.77cm" svg:y="0.851cm" svg:width="10.9cm" svg:height="7.548cm">
          <chartooo:coordinate-region svg:x="1.947cm" svg:y="1.05cm" svg:width="9.258cm" svg:height="6.702cm"/>
          <chart:axis chart:dimension="x" chart:name="primary-x" chart:style-name="ch4">
            <chart:categories table:cell-range-address="'0.0.1'.A68:'0.0.1'.A7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0.0.1'.D68:'0.0.1'.D74" chart:label-cell-address="'0.0.1'.D67:'0.0.1'.D67" chart:class="chart:line">
            <chart:data-point chart:repeated="7"/>
          </chart:series>
          <chart:series chart:style-name="ch7" chart:values-cell-range-address="'0.0.1'.B68:'0.0.1'.B74" chart:label-cell-address="'0.0.1'.B67:'0.0.1'.B67" chart:class="chart:line">
            <chart:data-point chart:repeated="7"/>
          </chart:series>
          <chart:series chart:style-name="ch8" chart:values-cell-range-address="'0.0.1'.C68:'0.0.1'.C74" chart:label-cell-address="'0.0.1'.C67:'0.0.1'.C67" chart:class="chart:line">
            <chart:data-point chart:repeated="7"/>
          </chart:series>
          <chart:series chart:style-name="ch9" chart:values-cell-range-address="'0.0.1'.E68:'0.0.1'.E74" chart:label-cell-address="'0.0.1'.E67:'0.0.1'.E67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LAB(R2008a)</text:p>
                <draw:g>
                  <svg:desc>'0.0.1'.D67:'0.0.1'.D67</svg:desc>
                </draw:g>
              </table:table-cell>
              <table:table-cell office:value-type="string">
                <text:p>MATLAB(R2010b)</text:p>
                <draw:g>
                  <svg:desc>'0.0.1'.B67:'0.0.1'.B67</svg:desc>
                </draw:g>
              </table:table-cell>
              <table:table-cell office:value-type="string">
                <text:p>GPUCHOL(double)</text:p>
                <draw:g>
                  <svg:desc>'0.0.1'.C67:'0.0.1'.C67</svg:desc>
                </draw:g>
              </table:table-cell>
              <table:table-cell office:value-type="string">
                <text:p>GPUCHOL(single)</text:p>
                <draw:g>
                  <svg:desc>'0.0.1'.E67:'0.0.1'.E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96</text:p>
                <draw:g>
                  <svg:desc>'0.0.1'.A68:'0.0.1'.A74</svg:desc>
                </draw:g>
              </table:table-cell>
              <table:table-cell office:value-type="float" office:value="1099.21">
                <text:p>1099.21</text:p>
                <draw:g>
                  <svg:desc>'0.0.1'.D68:'0.0.1'.D74</svg:desc>
                </draw:g>
              </table:table-cell>
              <table:table-cell office:value-type="float" office:value="723.351">
                <text:p>723.351</text:p>
                <draw:g>
                  <svg:desc>'0.0.1'.B68:'0.0.1'.B74</svg:desc>
                </draw:g>
              </table:table-cell>
              <table:table-cell office:value-type="float" office:value="754.184998">
                <text:p>754.184998</text:p>
                <draw:g>
                  <svg:desc>'0.0.1'.C68:'0.0.1'.C74</svg:desc>
                </draw:g>
              </table:table-cell>
              <table:table-cell office:value-type="float" office:value="366.266989">
                <text:p>366.266989</text:p>
                <draw:g>
                  <svg:desc>'0.0.1'.E68:'0.0.1'.E74</svg:desc>
                </draw:g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2159.679">
                <text:p>2159.679</text:p>
              </table:table-cell>
              <table:table-cell office:value-type="float" office:value="1380.71">
                <text:p>1380.71</text:p>
              </table:table-cell>
              <table:table-cell office:value-type="float" office:value="1419.745972">
                <text:p>1419.745972</text:p>
              </table:table-cell>
              <table:table-cell office:value-type="float" office:value="688.376968">
                <text:p>688.376968</text:p>
              </table:table-cell>
            </table:table-row>
            <table:table-row>
              <table:table-cell office:value-type="string">
                <text:p>6144</text:p>
              </table:table-cell>
              <table:table-cell office:value-type="float" office:value="4334.076">
                <text:p>4334.076</text:p>
              </table:table-cell>
              <table:table-cell office:value-type="float" office:value="2358.827">
                <text:p>2358.827</text:p>
              </table:table-cell>
              <table:table-cell office:value-type="float" office:value="2396.322021">
                <text:p>2396.322021</text:p>
              </table:table-cell>
              <table:table-cell office:value-type="float" office:value="1160.143959">
                <text:p>1160.143959</text:p>
              </table:table-cell>
            </table:table-row>
            <table:table-row>
              <table:table-cell office:value-type="string">
                <text:p>7168</text:p>
              </table:table-cell>
              <table:table-cell office:value-type="float" office:value="6735.255">
                <text:p>6735.255</text:p>
              </table:table-cell>
              <table:table-cell office:value-type="float" office:value="3667.319">
                <text:p>3667.319</text:p>
              </table:table-cell>
              <table:table-cell office:value-type="float" office:value="3737.814941">
                <text:p>3737.814941</text:p>
              </table:table-cell>
              <table:table-cell office:value-type="float" office:value="1810.589955">
                <text:p>1810.58995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9484.269">
                <text:p>9484.269</text:p>
              </table:table-cell>
              <table:table-cell office:value-type="float" office:value="5365.887">
                <text:p>5365.887</text:p>
              </table:table-cell>
              <table:table-cell office:value-type="float" office:value="5576.082031">
                <text:p>5576.082031</text:p>
              </table:table-cell>
              <table:table-cell office:value-type="float" office:value="2714.417915">
                <text:p>2714.417915</text:p>
              </table:table-cell>
            </table:table-row>
            <table:table-row>
              <table:table-cell office:value-type="string">
                <text:p>9216</text:p>
              </table:table-cell>
              <table:table-cell office:value-type="float" office:value="13589.447">
                <text:p>13589.447</text:p>
              </table:table-cell>
              <table:table-cell office:value-type="float" office:value="7509.861">
                <text:p>7509.861</text:p>
              </table:table-cell>
              <table:table-cell office:value-type="float" office:value="7768.549805">
                <text:p>7768.549805</text:p>
              </table:table-cell>
              <table:table-cell office:value-type="float" office:value="3763.598083">
                <text:p>3763.598083</text:p>
              </table:table-cell>
            </table:table-row>
            <table:table-row>
              <table:table-cell office:value-type="string">
                <text:p>10240</text:p>
              </table:table-cell>
              <table:table-cell office:value-type="float" office:value="18834.104">
                <text:p>18834.104</text:p>
              </table:table-cell>
              <table:table-cell office:value-type="float" office:value="10325.795">
                <text:p>10325.795</text:p>
              </table:table-cell>
              <table:table-cell office:value-type="float" office:value="10583.987305">
                <text:p>10583.987305</text:p>
              </table:table-cell>
              <table:table-cell office:value-type="float" office:value="5139.439811">
                <text:p>5139.4398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